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Start</text:p>
          </table:table-cell>
          <table:table-cell table:style-name="ce1" office:value-type="currency" office:currency="EUR" office:value="270000">
            <text:p>270.000,00 €</text:p>
          </table:table-cell>
          <table:table-cell/>
          <table:table-cell office:value-type="string">
            <text:p>Zins</text:p>
          </table:table-cell>
          <table:table-cell table:style-name="ce2" office:value-type="percentage" office:value="0.08">
            <text:p>8,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arrate/Monat</text:p>
          </table:table-cell>
          <table:table-cell table:style-name="ce1" office:value-type="currency" office:currency="EUR" office:value="1500">
            <text:p>1.500,00 €</text:p>
          </table:table-cell>
          <table:table-cell/>
          <table:table-cell office:value-type="string">
            <text:p>Inflation</text:p>
          </table:table-cell>
          <table:table-cell table:style-name="ce2" office:value-type="percentage" office:value="0.02">
            <text:p>2,00%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table:number-columns-spanned="3" table:number-rows-spanned="1">
            <text:p>Entwicklung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Unterm Jahr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office:value-type="string">
            <text:p>Monat</text:p>
          </table:table-cell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Vermögen</text:p>
          </table:table-cell>
          <table:table-cell office:value-type="string">
            <text:p>Zuwachs</text:p>
          </table:table-cell>
          <table:table-cell office:value-type="string">
            <text:p>Inflationsbereinigt</text:p>
          </table:table-cell>
          <table:table-cell/>
          <table:table-cell office:value-type="float" office:value="0">
            <text:p>0</text:p>
          </table:table-cell>
          <table:table-cell table:formula="of:=[.$C$2]*(1+[.$F$1]*(12-[.F6])/12)" office:value-type="currency" office:currency="EUR" office:value="1620">
            <text:p>1.620,00 €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[.C1]" office:value-type="currency" office:currency="EUR" office:value="270000">
            <text:p>270.000,00 €</text:p>
          </table:table-cell>
          <table:table-cell table:formula="of:=[.B7]" office:value-type="currency" office:currency="EUR" office:value="270000">
            <text:p>270.000,00 €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$C$2]*(1+[.$F$1]*(12-[.F7])/12)" office:value-type="currency" office:currency="EUR" office:value="1610">
            <text:p>1.610,0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7]*(1+[.$F$1])+[.$G$18]" office:value-type="currency" office:currency="EUR" office:value="310380">
            <text:p>310.380,00 €</text:p>
          </table:table-cell>
          <table:table-cell table:formula="of:=[.B8]-[.B7]" office:value-type="currency" office:currency="EUR" office:value="40380">
            <text:p>40.380,00 €</text:p>
          </table:table-cell>
          <table:table-cell table:formula="of:=[.B8]/(1+[.$F$2])^([.A8])" office:value-type="currency" office:currency="EUR" office:value="304294.117647059">
            <text:p>304.294,12 €</text:p>
          </table:table-cell>
          <table:table-cell/>
          <table:table-cell office:value-type="float" office:value="2">
            <text:p>2</text:p>
          </table:table-cell>
          <table:table-cell table:formula="of:=[.$C$2]*(1+[.$F$1]*(12-[.F8])/12)" office:value-type="currency" office:currency="EUR" office:value="1600">
            <text:p>1.600,00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B8]*(1+[.$F$1])+[.$G$18]" office:value-type="currency" office:currency="EUR" office:value="353990.4">
            <text:p>353.990,40 €</text:p>
          </table:table-cell>
          <table:table-cell table:formula="of:=[.B9]-[.B8]" office:value-type="currency" office:currency="EUR" office:value="43610.4">
            <text:p>43.610,40 €</text:p>
          </table:table-cell>
          <table:table-cell table:formula="of:=[.B9]/(1+[.$F$2])^([.A9])" office:value-type="currency" office:currency="EUR" office:value="340244.521337947">
            <text:p>340.244,52 €</text:p>
          </table:table-cell>
          <table:table-cell/>
          <table:table-cell office:value-type="float" office:value="3">
            <text:p>3</text:p>
          </table:table-cell>
          <table:table-cell table:formula="of:=[.$C$2]*(1+[.$F$1]*(12-[.F9])/12)" office:value-type="currency" office:currency="EUR" office:value="1590">
            <text:p>1.590,00 €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9]*(1+[.$F$1])+[.$G$18]" office:value-type="currency" office:currency="EUR" office:value="401089.632">
            <text:p>401.089,63 €</text:p>
          </table:table-cell>
          <table:table-cell table:formula="of:=[.B10]-[.B9]" office:value-type="currency" office:currency="EUR" office:value="47099.232">
            <text:p>47.099,23 €</text:p>
          </table:table-cell>
          <table:table-cell table:formula="of:=[.B10]/(1+[.$F$2])^([.A10])" office:value-type="currency" office:currency="EUR" office:value="377955.718388855">
            <text:p>377.955,72 €</text:p>
          </table:table-cell>
          <table:table-cell/>
          <table:table-cell office:value-type="float" office:value="4">
            <text:p>4</text:p>
          </table:table-cell>
          <table:table-cell table:formula="of:=[.$C$2]*(1+[.$F$1]*(12-[.F10])/12)" office:value-type="currency" office:currency="EUR" office:value="1580">
            <text:p>1.580,00 €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10]*(1+[.$F$1])+[.$G$18]" office:value-type="currency" office:currency="EUR" office:value="451956.80256">
            <text:p>451.956,80 €</text:p>
          </table:table-cell>
          <table:table-cell table:formula="of:=[.B11]-[.B10]" office:value-type="currency" office:currency="EUR" office:value="50867.1705600001">
            <text:p>50.867,17 €</text:p>
          </table:table-cell>
          <table:table-cell table:formula="of:=[.B11]/(1+[.$F$2])^([.A11])" office:value-type="currency" office:currency="EUR" office:value="417538.224806625">
            <text:p>417.538,22 €</text:p>
          </table:table-cell>
          <table:table-cell/>
          <table:table-cell office:value-type="float" office:value="5">
            <text:p>5</text:p>
          </table:table-cell>
          <table:table-cell table:formula="of:=[.$C$2]*(1+[.$F$1]*(12-[.F11])/12)" office:value-type="currency" office:currency="EUR" office:value="1570">
            <text:p>1.570,00 €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B11]*(1+[.$F$1])+[.$G$18]" office:value-type="currency" office:currency="EUR" office:value="506893.3467648">
            <text:p>506.893,35 €</text:p>
          </table:table-cell>
          <table:table-cell table:formula="of:=[.B12]-[.B11]" office:value-type="currency" office:currency="EUR" office:value="54936.5442048">
            <text:p>54.936,54 €</text:p>
          </table:table-cell>
          <table:table-cell table:formula="of:=[.B12]/(1+[.$F$2])^([.A12])" office:value-type="currency" office:currency="EUR" office:value="459108.921462679">
            <text:p>459.108,92 €</text:p>
          </table:table-cell>
          <table:table-cell/>
          <table:table-cell office:value-type="float" office:value="6">
            <text:p>6</text:p>
          </table:table-cell>
          <table:table-cell table:formula="of:=[.$C$2]*(1+[.$F$1]*(12-[.F12])/12)" office:value-type="currency" office:currency="EUR" office:value="1560">
            <text:p>1.560,00 €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B12]*(1+[.$F$1])+[.$G$18]" office:value-type="currency" office:currency="EUR" office:value="566224.814505984">
            <text:p>566.224,81 €</text:p>
          </table:table-cell>
          <table:table-cell table:formula="of:=[.B13]-[.B12]" office:value-type="currency" office:currency="EUR" office:value="59331.4677411841">
            <text:p>59.331,47 €</text:p>
          </table:table-cell>
          <table:table-cell table:formula="of:=[.B13]/(1+[.$F$2])^([.A13])" office:value-type="currency" office:currency="EUR" office:value="502791.431164999">
            <text:p>502.791,43 €</text:p>
          </table:table-cell>
          <table:table-cell/>
          <table:table-cell office:value-type="float" office:value="7">
            <text:p>7</text:p>
          </table:table-cell>
          <table:table-cell table:formula="of:=[.$C$2]*(1+[.$F$1]*(12-[.F13])/12)" office:value-type="currency" office:currency="EUR" office:value="1550">
            <text:p>1.550,00 €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B13]*(1+[.$F$1])+[.$G$18]" office:value-type="currency" office:currency="EUR" office:value="630302.799666463">
            <text:p>630.302,80 €</text:p>
          </table:table-cell>
          <table:table-cell table:formula="of:=[.B14]-[.B13]" office:value-type="currency" office:currency="EUR" office:value="64077.9851604787">
            <text:p>64.077,99 €</text:p>
          </table:table-cell>
          <table:table-cell table:formula="of:=[.B14]/(1+[.$F$2])^([.A14])" office:value-type="currency" office:currency="EUR" office:value="548716.517858486">
            <text:p>548.716,52 €</text:p>
          </table:table-cell>
          <table:table-cell/>
          <table:table-cell office:value-type="float" office:value="8">
            <text:p>8</text:p>
          </table:table-cell>
          <table:table-cell table:formula="of:=[.$C$2]*(1+[.$F$1]*(12-[.F14])/12)" office:value-type="currency" office:currency="EUR" office:value="1540">
            <text:p>1.540,00 €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14]*(1+[.$F$1])+[.$G$18]" office:value-type="currency" office:currency="EUR" office:value="699507.02363978">
            <text:p>699.507,02 €</text:p>
          </table:table-cell>
          <table:table-cell table:formula="of:=[.B15]-[.B14]" office:value-type="currency" office:currency="EUR" office:value="69204.2239733171">
            <text:p>69.204,22 €</text:p>
          </table:table-cell>
          <table:table-cell table:formula="of:=[.B15]/(1+[.$F$2])^([.A15])" office:value-type="currency" office:currency="EUR" office:value="597022.509256406">
            <text:p>597.022,51 €</text:p>
          </table:table-cell>
          <table:table-cell/>
          <table:table-cell office:value-type="float" office:value="9">
            <text:p>9</text:p>
          </table:table-cell>
          <table:table-cell table:formula="of:=[.$C$2]*(1+[.$F$1]*(12-[.F15])/12)" office:value-type="currency" office:currency="EUR" office:value="1530">
            <text:p>1.530,00 €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B15]*(1+[.$F$1])+[.$G$18]" office:value-type="currency" office:currency="EUR" office:value="774247.585530963">
            <text:p>774.247,59 €</text:p>
          </table:table-cell>
          <table:table-cell table:formula="of:=[.B16]-[.B15]" office:value-type="currency" office:currency="EUR" office:value="74740.5618911824">
            <text:p>74.740,56 €</text:p>
          </table:table-cell>
          <table:table-cell table:formula="of:=[.B16]/(1+[.$F$2])^([.A16])" office:value-type="currency" office:currency="EUR" office:value="647855.744282224">
            <text:p>647.855,74 €</text:p>
          </table:table-cell>
          <table:table-cell/>
          <table:table-cell office:value-type="float" office:value="10">
            <text:p>10</text:p>
          </table:table-cell>
          <table:table-cell table:formula="of:=[.$C$2]*(1+[.$F$1]*(12-[.F16])/12)" office:value-type="currency" office:currency="EUR" office:value="1520">
            <text:p>1.520,00 €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B16]*(1+[.$F$1])+[.$G$18]" office:value-type="currency" office:currency="EUR" office:value="854967.39237344">
            <text:p>854.967,39 €</text:p>
          </table:table-cell>
          <table:table-cell table:formula="of:=[.B17]-[.B16]" office:value-type="currency" office:currency="EUR" office:value="80719.8068424771">
            <text:p>80.719,81 €</text:p>
          </table:table-cell>
          <table:table-cell table:formula="of:=[.B17]/(1+[.$F$2])^([.A17])" office:value-type="currency" office:currency="EUR" office:value="701371.046782246">
            <text:p>701.371,05 €</text:p>
          </table:table-cell>
          <table:table-cell/>
          <table:table-cell office:value-type="float" office:value="11">
            <text:p>11</text:p>
          </table:table-cell>
          <table:table-cell table:formula="of:=[.$C$2]*(1+[.$F$1]*(12-[.F17])/12)" office:value-type="currency" office:currency="EUR" office:value="1510">
            <text:p>1.510,00 €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B17]*(1+[.$F$1])+[.$G$18]" office:value-type="currency" office:currency="EUR" office:value="942144.783763315">
            <text:p>942.144,78 €</text:p>
          </table:table-cell>
          <table:table-cell table:formula="of:=[.B18]-[.B17]" office:value-type="currency" office:currency="EUR" office:value="87177.3913898752">
            <text:p>87.177,39 €</text:p>
          </table:table-cell>
          <table:table-cell table:formula="of:=[.B18]/(1+[.$F$2])^([.A18])" office:value-type="currency" office:currency="EUR" office:value="757732.227055373">
            <text:p>757.732,23 €</text:p>
          </table:table-cell>
          <table:table-cell table:number-columns-repeated="2"/>
          <table:table-cell table:formula="of:=SUM([.G6:.G17])" office:value-type="currency" office:currency="EUR" office:value="18780">
            <text:p>18.780,00 €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B18]*(1+[.$F$1])+[.$G$18]" office:value-type="currency" office:currency="EUR" office:value="1036296.36646438">
            <text:p>1.036.296,37 €</text:p>
          </table:table-cell>
          <table:table-cell table:formula="of:=[.B19]-[.B18]" office:value-type="currency" office:currency="EUR" office:value="94151.5827010652">
            <text:p>94.151,58 €</text:p>
          </table:table-cell>
          <table:table-cell table:formula="of:=[.B19]/(1+[.$F$2])^([.A19])" office:value-type="currency" office:currency="EUR" office:value="817112.612837231">
            <text:p>817.112,61 €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9]*(1+[.$F$1])+[.$G$18]" office:value-type="currency" office:currency="EUR" office:value="1137980.07578153">
            <text:p>1.137.980,08 €</text:p>
          </table:table-cell>
          <table:table-cell table:formula="of:=[.B20]-[.B19]" office:value-type="currency" office:currency="EUR" office:value="101683.709317151">
            <text:p>101.683,71 €</text:p>
          </table:table-cell>
          <table:table-cell table:formula="of:=[.B20]/(1+[.$F$2])^([.A20])" office:value-type="currency" office:currency="EUR" office:value="879695.611472189">
            <text:p>879.695,61 €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20]*(1+[.$F$1])+[.$G$18]" office:value-type="currency" office:currency="EUR" office:value="1247798.48184405">
            <text:p>1.247.798,48 €</text:p>
          </table:table-cell>
          <table:table-cell table:formula="of:=[.B21]-[.B20]" office:value-type="currency" office:currency="EUR" office:value="109818.406062522">
            <text:p>109.818,41 €</text:p>
          </table:table-cell>
          <table:table-cell table:formula="of:=[.B21]/(1+[.$F$2])^([.A21])" office:value-type="currency" office:currency="EUR" office:value="945675.305108792">
            <text:p>945.675,31 €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1]*(1+[.$F$1])+[.$G$18]" office:value-type="currency" office:currency="EUR" office:value="1366402.36039158">
            <text:p>1.366.402,36 €</text:p>
          </table:table-cell>
          <table:table-cell table:formula="of:=[.B22]-[.B21]" office:value-type="currency" office:currency="EUR" office:value="118603.878547524">
            <text:p>118.603,88 €</text:p>
          </table:table-cell>
          <table:table-cell table:formula="of:=[.B22]/(1+[.$F$2])^([.A22])" office:value-type="currency" office:currency="EUR" office:value="1015257.08086202">
            <text:p>1.015.257,08 €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2]*(1+[.$F$1])+[.$G$18]" office:value-type="currency" office:currency="EUR" office:value="1494494.5492229">
            <text:p>1.494.494,55 €</text:p>
          </table:table-cell>
          <table:table-cell table:formula="of:=[.B23]-[.B22]" office:value-type="currency" office:currency="EUR" office:value="128092.188831326">
            <text:p>128.092,19 €</text:p>
          </table:table-cell>
          <table:table-cell table:formula="of:=[.B23]/(1+[.$F$2])^([.A23])" office:value-type="currency" office:currency="EUR" office:value="1088658.29800017">
            <text:p>1.088.658,30 €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3]*(1+[.$F$1])+[.$G$18]" office:value-type="currency" office:currency="EUR" office:value="1632834.11316074">
            <text:p>1.632.834,11 €</text:p>
          </table:table-cell>
          <table:table-cell table:formula="of:=[.B24]-[.B23]" office:value-type="currency" office:currency="EUR" office:value="138339.563937832">
            <text:p>138.339,56 €</text:p>
          </table:table-cell>
          <table:table-cell table:formula="of:=[.B24]/(1+[.$F$2])^([.A24])" office:value-type="currency" office:currency="EUR" office:value="1166108.99433503">
            <text:p>1.166.108,99 €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4]*(1+[.$F$1])+[.$G$18]" office:value-type="currency" office:currency="EUR" office:value="1782240.8422136">
            <text:p>1.782.240,84 €</text:p>
          </table:table-cell>
          <table:table-cell table:formula="of:=[.B25]-[.B24]" office:value-type="currency" office:currency="EUR" office:value="149406.729052859">
            <text:p>149.406,73 €</text:p>
          </table:table-cell>
          <table:table-cell table:formula="of:=[.B25]/(1+[.$F$2])^([.A25])" office:value-type="currency" office:currency="EUR" office:value="1247852.63412248">
            <text:p>1.247.852,63 €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5]*(1+[.$F$1])+[.$G$18]" office:value-type="currency" office:currency="EUR" office:value="1943600.10959068">
            <text:p>1.943.600,11 €</text:p>
          </table:table-cell>
          <table:table-cell table:formula="of:=[.B26]-[.B25]" office:value-type="currency" office:currency="EUR" office:value="161359.267377088">
            <text:p>161.359,27 €</text:p>
          </table:table-cell>
          <table:table-cell table:formula="of:=[.B26]/(1+[.$F$2])^([.A26])" office:value-type="currency" office:currency="EUR" office:value="1334146.89991581">
            <text:p>1.334.146,90 €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6]*(1+[.$F$1])+[.$G$18]" office:value-type="currency" office:currency="EUR" office:value="2117868.11835794">
            <text:p>2.117.868,12 €</text:p>
          </table:table-cell>
          <table:table-cell table:formula="of:=[.B27]-[.B26]" office:value-type="currency" office:currency="EUR" office:value="174268.008767255">
            <text:p>174.268,01 €</text:p>
          </table:table-cell>
          <table:table-cell table:formula="of:=[.B27]/(1+[.$F$2])^([.A27])" office:value-type="currency" office:currency="EUR" office:value="1425264.53095839">
            <text:p>1.425.264,53 €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27]*(1+[.$F$1])+[.$G$18]" office:value-type="currency" office:currency="EUR" office:value="2306077.56782657">
            <text:p>2.306.077,57 €</text:p>
          </table:table-cell>
          <table:table-cell table:formula="of:=[.B28]-[.B27]" office:value-type="currency" office:currency="EUR" office:value="188209.449468635">
            <text:p>188.209,45 €</text:p>
          </table:table-cell>
          <table:table-cell table:formula="of:=[.B28]/(1+[.$F$2])^([.A28])" office:value-type="currency" office:currency="EUR" office:value="1521494.21085376">
            <text:p>1.521.494,21 €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28]*(1+[.$F$1])+[.$G$18]" office:value-type="currency" office:currency="EUR" office:value="2509343.7732527">
            <text:p>2.509.343,77 €</text:p>
          </table:table-cell>
          <table:table-cell table:formula="of:=[.B29]-[.B28]" office:value-type="currency" office:currency="EUR" office:value="203266.205426126">
            <text:p>203.266,21 €</text:p>
          </table:table-cell>
          <table:table-cell table:formula="of:=[.B29]/(1+[.$F$2])^([.A29])" office:value-type="currency" office:currency="EUR" office:value="1623141.50741279">
            <text:p>1.623.141,51 €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29]*(1+[.$F$1])+[.$G$18]" office:value-type="currency" office:currency="EUR" office:value="2728871.27511291">
            <text:p>2.728.871,28 €</text:p>
          </table:table-cell>
          <table:table-cell table:formula="of:=[.B30]-[.B29]" office:value-type="currency" office:currency="EUR" office:value="219527.501860216">
            <text:p>219.527,50 €</text:p>
          </table:table-cell>
          <table:table-cell table:formula="of:=[.B30]/(1+[.$F$2])^([.A30])" office:value-type="currency" office:currency="EUR" office:value="1730529.86774791">
            <text:p>1.730.529,87 €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30]*(1+[.$F$1])+[.$G$18]" office:value-type="currency" office:currency="EUR" office:value="2965960.97712195">
            <text:p>2.965.960,98 €</text:p>
          </table:table-cell>
          <table:table-cell table:formula="of:=[.B31]-[.B30]" office:value-type="currency" office:currency="EUR" office:value="237089.702009033">
            <text:p>237.089,70 €</text:p>
          </table:table-cell>
          <table:table-cell table:formula="of:=[.B31]/(1+[.$F$2])^([.A31])" office:value-type="currency" office:currency="EUR" office:value="1844001.67186481">
            <text:p>1.844.001,67 €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31]*(1+[.$F$1])+[.$G$18]" office:value-type="currency" office:currency="EUR" office:value="3222017.8552917">
            <text:p>3.222.017,86 €</text:p>
          </table:table-cell>
          <table:table-cell table:formula="of:=[.B32]-[.B31]" office:value-type="currency" office:currency="EUR" office:value="256056.878169756">
            <text:p>256.056,88 €</text:p>
          </table:table-cell>
          <table:table-cell table:formula="of:=[.B32]/(1+[.$F$2])^([.A32])" office:value-type="currency" office:currency="EUR" office:value="1963919.34819361">
            <text:p>1.963.919,35 €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32]*(1+[.$F$1])+[.$G$18]" office:value-type="currency" office:currency="EUR" office:value="3498559.28371504">
            <text:p>3.498.559,28 €</text:p>
          </table:table-cell>
          <table:table-cell table:formula="of:=[.B33]-[.B32]" office:value-type="currency" office:currency="EUR" office:value="276541.428423337">
            <text:p>276.541,43 €</text:p>
          </table:table-cell>
          <table:table-cell table:formula="of:=[.B33]/(1+[.$F$2])^([.A33])" office:value-type="currency" office:currency="EUR" office:value="2090666.55470355">
            <text:p>2.090.666,55 €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33]*(1+[.$F$1])+[.$G$18]" office:value-type="currency" office:currency="EUR" office:value="3797224.02641224">
            <text:p>3.797.224,03 €</text:p>
          </table:table-cell>
          <table:table-cell table:formula="of:=[.B34]-[.B33]" office:value-type="currency" office:currency="EUR" office:value="298664.742697203">
            <text:p>298.664,74 €</text:p>
          </table:table-cell>
          <table:table-cell table:formula="of:=[.B34]/(1+[.$F$2])^([.A34])" office:value-type="currency" office:currency="EUR" office:value="2224649.42945978">
            <text:p>2.224.649,43 €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34]*(1+[.$F$1])+[.$G$18]" office:value-type="currency" office:currency="EUR" office:value="4119781.94852522">
            <text:p>4.119.781,95 €</text:p>
          </table:table-cell>
          <table:table-cell table:formula="of:=[.B35]-[.B34]" office:value-type="currency" office:currency="EUR" office:value="322557.92211298">
            <text:p>322.557,92 €</text:p>
          </table:table-cell>
          <table:table-cell table:formula="of:=[.B35]/(1+[.$F$2])^([.A35])" office:value-type="currency" office:currency="EUR" office:value="2366297.91470783">
            <text:p>2.366.297,91 €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35]*(1+[.$F$1])+[.$G$18]" office:value-type="currency" office:currency="EUR" office:value="4468144.50440724">
            <text:p>4.468.144,50 €</text:p>
          </table:table-cell>
          <table:table-cell table:formula="of:=[.B36]-[.B35]" office:value-type="currency" office:currency="EUR" office:value="348362.555882018">
            <text:p>348.362,56 €</text:p>
          </table:table-cell>
          <table:table-cell table:formula="of:=[.B36]/(1+[.$F$2])^([.A36])" office:value-type="currency" office:currency="EUR" office:value="2516067.15881159">
            <text:p>2.516.067,16 €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36]*(1+[.$F$1])+[.$G$18]" office:value-type="currency" office:currency="EUR" office:value="4844376.06475982">
            <text:p>4.844.376,06 €</text:p>
          </table:table-cell>
          <table:table-cell table:formula="of:=[.B37]-[.B36]" office:value-type="currency" office:currency="EUR" office:value="376231.56035258">
            <text:p>376.231,56 €</text:p>
          </table:table-cell>
          <table:table-cell table:formula="of:=[.B37]/(1+[.$F$2])^([.A37])" office:value-type="currency" office:currency="EUR" office:value="2674439.00062496">
            <text:p>2.674.439,00 €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37]*(1+[.$F$1])+[.$G$18]" office:value-type="currency" office:currency="EUR" office:value="5250706.14994061">
            <text:p>5.250.706,15 €</text:p>
          </table:table-cell>
          <table:table-cell table:formula="of:=[.B38]-[.B37]" office:value-type="currency" office:currency="EUR" office:value="406330.085180786">
            <text:p>406.330,09 €</text:p>
          </table:table-cell>
          <table:table-cell table:formula="of:=[.B38]/(1+[.$F$2])^([.A38])" office:value-type="currency" office:currency="EUR" office:value="2841923.54114706">
            <text:p>2.841.923,54 €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formula="of:=[.B38]*(1+[.$F$1])+[.$G$18]" office:value-type="currency" office:currency="EUR" office:value="5689542.64193586">
            <text:p>5.689.542,64 €</text:p>
          </table:table-cell>
          <table:table-cell table:formula="of:=[.B39]-[.B38]" office:value-type="currency" office:currency="EUR" office:value="438836.491995249">
            <text:p>438.836,49 €</text:p>
          </table:table-cell>
          <table:table-cell table:formula="of:=[.B39]/(1+[.$F$2])^([.A39])" office:value-type="currency" office:currency="EUR" office:value="3019060.80759577">
            <text:p>3.019.060,81 €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formula="of:=[.B39]*(1+[.$F$1])+[.$G$18]" office:value-type="currency" office:currency="EUR" office:value="6163486.05329073">
            <text:p>6.163.486,05 €</text:p>
          </table:table-cell>
          <table:table-cell table:formula="of:=[.B40]-[.B39]" office:value-type="currency" office:currency="EUR" office:value="473943.411354869">
            <text:p>473.943,41 €</text:p>
          </table:table-cell>
          <table:table-cell table:formula="of:=[.B40]/(1+[.$F$2])^([.A40])" office:value-type="currency" office:currency="EUR" office:value="3206422.51533677">
            <text:p>3.206.422,52 €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40]*(1+[.$F$1])+[.$G$18]" office:value-type="currency" office:currency="EUR" office:value="6675344.93755398">
            <text:p>6.675.344,94 €</text:p>
          </table:table-cell>
          <table:table-cell table:formula="of:=[.B41]-[.B40]" office:value-type="currency" office:currency="EUR" office:value="511858.884263258">
            <text:p>511.858,88 €</text:p>
          </table:table-cell>
          <table:table-cell table:formula="of:=[.B41]/(1+[.$F$2])^([.A41])" office:value-type="currency" office:currency="EUR" office:value="3404613.93342469">
            <text:p>3.404.613,93 €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41]*(1+[.$F$1])+[.$G$18]" office:value-type="currency" office:currency="EUR" office:value="7228152.5325583">
            <text:p>7.228.152,53 €</text:p>
          </table:table-cell>
          <table:table-cell table:formula="of:=[.B42]-[.B41]" office:value-type="currency" office:currency="EUR" office:value="552807.595004319">
            <text:p>552.807,60 €</text:p>
          </table:table-cell>
          <table:table-cell table:formula="of:=[.B42]/(1+[.$F$2])^([.A42])" office:value-type="currency" office:currency="EUR" office:value="3614275.85985209">
            <text:p>3.614.275,86 €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42]*(1+[.$F$1])+[.$G$18]" office:value-type="currency" office:currency="EUR" office:value="7825184.73516297">
            <text:p>7.825.184,74 €</text:p>
          </table:table-cell>
          <table:table-cell table:formula="of:=[.B43]-[.B42]" office:value-type="currency" office:currency="EUR" office:value="597032.202604665">
            <text:p>597.032,20 €</text:p>
          </table:table-cell>
          <table:table-cell table:formula="of:=[.B43]/(1+[.$F$2])^([.A43])" office:value-type="currency" office:currency="EUR" office:value="3836086.71295994">
            <text:p>3.836.086,71 €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43]*(1+[.$F$1])+[.$G$18]" office:value-type="currency" office:currency="EUR" office:value="8469979.51397601">
            <text:p>8.469.979,51 €</text:p>
          </table:table-cell>
          <table:table-cell table:formula="of:=[.B44]-[.B43]" office:value-type="currency" office:currency="EUR" office:value="644794.778813038">
            <text:p>644.794,78 €</text:p>
          </table:table-cell>
          <table:table-cell table:formula="of:=[.B44]/(1+[.$F$2])^([.A44])" office:value-type="currency" office:currency="EUR" office:value="4070764.74584348">
            <text:p>4.070.764,75 €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44]*(1+[.$F$1])+[.$G$18]" office:value-type="currency" office:currency="EUR" office:value="9166357.87509409">
            <text:p>9.166.357,88 €</text:p>
          </table:table-cell>
          <table:table-cell table:formula="of:=[.B45]-[.B44]" office:value-type="currency" office:currency="EUR" office:value="696378.361118082">
            <text:p>696.378,36 €</text:p>
          </table:table-cell>
          <table:table-cell table:formula="of:=[.B45]/(1+[.$F$2])^([.A45])" office:value-type="currency" office:currency="EUR" office:value="4319070.39098885">
            <text:p>4.319.070,39 €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45]*(1+[.$F$1])+[.$G$18]" office:value-type="currency" office:currency="EUR" office:value="9918446.50510162">
            <text:p>9.918.446,51 €</text:p>
          </table:table-cell>
          <table:table-cell table:formula="of:=[.B46]-[.B45]" office:value-type="currency" office:currency="EUR" office:value="752088.630007528">
            <text:p>752.088,63 €</text:p>
          </table:table-cell>
          <table:table-cell table:formula="of:=[.B46]/(1+[.$F$2])^([.A46])" office:value-type="currency" office:currency="EUR" office:value="4581808.74280178">
            <text:p>4.581.808,74 €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46]*(1+[.$F$1])+[.$G$18]" office:value-type="currency" office:currency="EUR" office:value="10730702.2255097">
            <text:p>10.730.702,23 €</text:p>
          </table:table-cell>
          <table:table-cell table:formula="of:=[.B47]-[.B46]" office:value-type="currency" office:currency="EUR" office:value="812255.720408131">
            <text:p>812.255,72 €</text:p>
          </table:table-cell>
          <table:table-cell table:formula="of:=[.B47]/(1+[.$F$2])^([.A47])" office:value-type="currency" office:currency="EUR" office:value="4859832.18614025">
            <text:p>4.859.832,19 €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.10.2020</text:date>, <text:time>18:1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6T19:19:19.60</meta:creation-date>
    <dc:date>2020-10-10T18:10:01.69</dc:date>
    <dc:creator>aaa </dc:creator>
    <meta:editing-duration>PT3H8M7S</meta:editing-duration>
    <meta:editing-cycles>2</meta:editing-cycles>
    <meta:generator>OpenOffice/4.1.5$Win32 OpenOffice.org_project/415m1$Build-9789</meta:generator>
    <meta:document-statistic meta:table-count="3" meta:cell-count="203" meta:object-count="0"/>
  </office:meta>
</office:document-meta>
</file>